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2.0402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0.4181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1.0508in"/>
    </style:style>
    <style:style style:name="co11" style:family="table-column">
      <style:table-column-properties fo:break-before="auto" style:column-width="2.4118in"/>
    </style:style>
    <style:style style:name="co12" style:family="table-column">
      <style:table-column-properties fo:break-before="auto" style:column-width="3.0693in"/>
    </style:style>
    <style:style style:name="co13" style:family="table-column">
      <style:table-column-properties fo:break-before="auto" style:column-width="2.748in"/>
    </style:style>
    <style:style style:name="co14" style:family="table-column">
      <style:table-column-properties fo:break-before="auto" style:column-width="1.2646in"/>
    </style:style>
    <style:style style:name="co15" style:family="table-column">
      <style:table-column-properties fo:break-before="auto" style:column-width="1.1146in"/>
    </style:style>
    <style:style style:name="co16" style:family="table-column">
      <style:table-column-properties fo:break-before="auto" style:column-width="1.0717in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ext-properties fo:color="#000080"/>
    </style:style>
    <style:style style:name="ce8" style:family="table-cell" style:parent-style-name="Default">
      <style:text-properties fo:color="#000080"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3">
          <table:table-cell table:number-columns-repeated="4"/>
          <table:table-cell table:style-name="ce2" office:value-type="string" table:number-columns-spanned="2" table:number-rows-spanned="1">
            <text:p>New State</text:p>
          </table:table-cell>
          <table:covered-table-cell/>
          <table:table-cell table:number-columns-repeated="5"/>
        </table:table-row>
        <table:table-row table:style-name="ro3">
          <table:table-cell/>
          <table:table-cell table:style-name="ce1" office:value-type="string">
            <text:p>Current State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Intermediate State</text:p>
          </table:table-cell>
          <table:table-cell table:style-name="ce1" office:value-type="string">
            <text:p>Success</text:p>
          </table:table-cell>
          <table:table-cell table:style-name="ce1" office:value-type="string">
            <text:p>Failure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string">
            <text:p>Not Installed</text:p>
          </table:table-cell>
          <table:table-cell office:value-type="string">
            <text:p>Install (first install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* Unpack</text:p>
          </table:table-cell>
          <table:table-cell office:value-type="string">
            <text:p>Unpacking</text:p>
          </table:table-cell>
          <table:table-cell office:value-type="string">
            <text:p>Unpacked</text:p>
          </table:table-cell>
          <table:table-cell office:value-type="string">
            <text:p>Half-Installed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- preinst install</text:p>
          </table:table-cell>
          <table:table-cell table:number-columns-repeated="2" office:value-type="string">
            <text:p>Half-Installed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<text:s text:c="2"/>On Error: - postrm abort-install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- extract files</text:p>
          </table:table-cell>
          <table:table-cell office:value-type="string">
            <text:p>Half-Installed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>
            <text:p>* Configure</text:p>
          </table:table-cell>
          <table:table-cell office:value-type="string">
            <text:p>Configuring</text:p>
          </table:table-cell>
          <table:table-cell office:value-type="string">
            <text:p>Installed</text:p>
          </table:table-cell>
          <table:table-cell office:value-type="string">
            <text:p>Half-Configured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string">
            <text:p>Not Installed</text:p>
          </table:table-cell>
          <table:table-cell office:value-type="string">
            <text:p>Unpack (first install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* Unpack</text:p>
          </table:table-cell>
          <table:table-cell office:value-type="string">
            <text:p>Unpacking</text:p>
          </table:table-cell>
          <table:table-cell office:value-type="string">
            <text:p>Unpacked</text:p>
          </table:table-cell>
          <table:table-cell office:value-type="string">
            <text:p>Half-Installed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4">
          <table:table-cell/>
          <table:table-cell office:value-type="string">
            <text:p>Unpacked</text:p>
          </table:table-cell>
          <table:table-cell office:value-type="string">
            <text:p>Install (i.e. reinstall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* Unpack</text:p>
          </table:table-cell>
          <table:table-cell office:value-type="string">
            <text:p>Unpacking</text:p>
          </table:table-cell>
          <table:table-cell office:value-type="string">
            <text:p>Unpacked</text:p>
          </table:table-cell>
          <table:table-cell office:value-type="string">
            <text:p>Half-Installed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* Configure</text:p>
          </table:table-cell>
          <table:table-cell office:value-type="string">
            <text:p>Configuring</text:p>
          </table:table-cell>
          <table:table-cell office:value-type="string">
            <text:p>Installed</text:p>
          </table:table-cell>
          <table:table-cell office:value-type="string">
            <text:p>Half-Configured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string">
            <text:p>Unpacked</text:p>
          </table:table-cell>
          <table:table-cell office:value-type="string">
            <text:p>Configure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* Configure</text:p>
          </table:table-cell>
          <table:table-cell office:value-type="string">
            <text:p>Configuring</text:p>
          </table:table-cell>
          <table:table-cell office:value-type="string">
            <text:p>Installed</text:p>
          </table:table-cell>
          <table:table-cell office:value-type="string">
            <text:p>Half-Configured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string">
            <text:p>Unpacked</text:p>
          </table:table-cell>
          <table:table-cell office:value-type="string">
            <text:p>Remove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* Remove</text:p>
          </table:table-cell>
          <table:table-cell office:value-type="string">
            <text:p>Removing</text:p>
          </table:table-cell>
          <table:table-cell office:value-type="string">
            <text:p>Purged</text:p>
          </table:table-cell>
          <table:table-cell office:value-type="string">
            <text:p>Half-Installed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string">
            <text:p>Unpacked</text:p>
          </table:table-cell>
          <table:table-cell office:value-type="string">
            <text:p>Purging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* Remove</text:p>
          </table:table-cell>
          <table:table-cell office:value-type="string">
            <text:p>Removing</text:p>
          </table:table-cell>
          <table:table-cell office:value-type="string">
            <text:p>Not Installed</text:p>
          </table:table-cell>
          <table:table-cell office:value-type="string">
            <text:p>Half-Installed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string">
            <text:p>Installed</text:p>
          </table:table-cell>
          <table:table-cell office:value-type="string">
            <text:p>Install (re-install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* Unpack</text:p>
          </table:table-cell>
          <table:table-cell office:value-type="string">
            <text:p>Upgrading</text:p>
          </table:table-cell>
          <table:table-cell office:value-type="string">
            <text:p>Installed</text:p>
          </table:table-cell>
          <table:table-cell office:value-type="string">
            <text:p>Half-Installed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* Configure</text:p>
          </table:table-cell>
          <table:table-cell office:value-type="string">
            <text:p>Reconfiguring</text:p>
          </table:table-cell>
          <table:table-cell office:value-type="string">
            <text:p>Installed</text:p>
          </table:table-cell>
          <table:table-cell office:value-type="string">
            <text:p>Half-Configured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string">
            <text:p>Installed</text:p>
          </table:table-cell>
          <table:table-cell office:value-type="string">
            <text:p>Remove</text:p>
          </table:table-cell>
          <table:table-cell table:number-columns-repeated="5"/>
          <table:table-cell table:style-name="ce2" office:value-type="string" table:number-columns-spanned="2" table:number-rows-spanned="1">
            <text:p>Possible</text:p>
          </table:table-cell>
          <table:covered-table-cell/>
          <table:table-cell/>
        </table:table-row>
        <table:table-row table:style-name="ro4">
          <table:table-cell table:number-columns-repeated="2"/>
          <table:table-cell office:value-type="string">
            <text:p>* Remove</text:p>
          </table:table-cell>
          <table:table-cell office:value-type="string">
            <text:p>Removing</text:p>
          </table:table-cell>
          <table:table-cell office:value-type="string">
            <text:p>Conf-Files</text:p>
          </table:table-cell>
          <table:table-cell office:value-type="string">
            <text:p>Half-Installed</text:p>
          </table:table-cell>
          <table:table-cell table:number-columns-repeated="2"/>
          <table:table-cell table:style-name="ce2" office:value-type="string" table:number-columns-spanned="2" table:number-rows-spanned="1">
            <text:p>User Actions</text:p>
          </table:table-cell>
          <table:covered-table-cell/>
          <table:table-cell/>
        </table:table-row>
        <table:table-row table:style-name="ro3">
          <table:table-cell table:number-columns-repeated="11"/>
        </table:table-row>
        <table:table-row table:style-name="ro4">
          <table:table-cell/>
          <table:table-cell office:value-type="string">
            <text:p>Installed</text:p>
          </table:table-cell>
          <table:table-cell office:value-type="string">
            <text:p>Unpack (Deconfigure)</text:p>
          </table:table-cell>
          <table:table-cell table:number-columns-repeated="5"/>
          <table:table-cell table:style-name="ce1" office:value-type="string">
            <text:p>Command</text:p>
          </table:table-cell>
          <table:table-cell table:style-name="ce1" office:value-type="string">
            <text:p>Resulting Action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* Unpack</text:p>
          </table:table-cell>
          <table:table-cell office:value-type="string">
            <text:p>Upgrading</text:p>
          </table:table-cell>
          <table:table-cell office:value-type="string">
            <text:p>Installed</text:p>
          </table:table-cell>
          <table:table-cell office:value-type="string">
            <text:p>Half-Installed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* Remove Configuration</text:p>
          </table:table-cell>
          <table:table-cell office:value-type="string">
            <text:p>Deconfiguring</text:p>
          </table:table-cell>
          <table:table-cell office:value-type="string">
            <text:p>Unpacked</text:p>
          </table:table-cell>
          <table:table-cell office:value-type="string">
            <text:p>Half-Configured</text:p>
          </table:table-cell>
          <table:table-cell table:number-columns-repeated="2"/>
          <table:table-cell office:value-type="string">
            <text:p>Install</text:p>
          </table:table-cell>
          <table:table-cell office:value-type="string">
            <text:p>Unpack</text:p>
          </table:table-cell>
          <table:table-cell/>
        </table:table-row>
        <table:table-row table:style-name="ro3">
          <table:table-cell table:number-columns-repeated="9"/>
          <table:table-cell office:value-type="string">
            <text:p>Configure</text:p>
          </table:table-cell>
          <table:table-cell/>
        </table:table-row>
        <table:table-row table:style-name="ro3">
          <table:table-cell/>
          <table:table-cell office:value-type="string">
            <text:p>Installed</text:p>
          </table:table-cell>
          <table:table-cell office:value-type="string">
            <text:p>Purge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* Remove</text:p>
          </table:table-cell>
          <table:table-cell office:value-type="string">
            <text:p>Removing</text:p>
          </table:table-cell>
          <table:table-cell office:value-type="string">
            <text:p>Conf-Files</text:p>
          </table:table-cell>
          <table:table-cell office:value-type="string">
            <text:p>Half-Installed</text:p>
          </table:table-cell>
          <table:table-cell table:number-columns-repeated="2"/>
          <table:table-cell table:number-columns-repeated="2" office:value-type="string">
            <text:p>Unpack</text:p>
          </table:table-cell>
          <table:table-cell office:value-type="string">
            <text:p>(if not installed)</text:p>
          </table:table-cell>
        </table:table-row>
        <table:table-row table:style-name="ro4">
          <table:table-cell table:number-columns-repeated="2"/>
          <table:table-cell office:value-type="string">
            <text:p>* Remove Configuration</text:p>
          </table:table-cell>
          <table:table-cell office:value-type="string">
            <text:p>Deconfiguring</text:p>
          </table:table-cell>
          <table:table-cell office:value-type="string">
            <text:p>Not Installed</text:p>
          </table:table-cell>
          <table:table-cell table:number-columns-repeated="4"/>
          <table:table-cell office:value-type="string">
            <text:p>Deconfigure</text:p>
          </table:table-cell>
          <table:table-cell office:value-type="string">
            <text:p>(if installed)</text:p>
          </table:table-cell>
        </table:table-row>
        <table:table-row table:style-name="ro3">
          <table:table-cell table:number-columns-repeated="11"/>
        </table:table-row>
        <table:table-row table:style-name="ro4">
          <table:table-cell/>
          <table:table-cell office:value-type="string">
            <text:p>Conf-Files</text:p>
          </table:table-cell>
          <table:table-cell office:value-type="string">
            <text:p>Install (re-install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* Unpack</text:p>
          </table:table-cell>
          <table:table-cell office:value-type="string">
            <text:p>Unpacking</text:p>
          </table:table-cell>
          <table:table-cell office:value-type="string">
            <text:p>Unpacked</text:p>
          </table:table-cell>
          <table:table-cell office:value-type="string">
            <text:p>Half-Installed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* Configure</text:p>
          </table:table-cell>
          <table:table-cell office:value-type="string">
            <text:p>Configuring</text:p>
          </table:table-cell>
          <table:table-cell office:value-type="string">
            <text:p>Installed</text:p>
          </table:table-cell>
          <table:table-cell office:value-type="string">
            <text:p>Half-Configured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4">
          <table:table-cell/>
          <table:table-cell office:value-type="string">
            <text:p>Conf-Files</text:p>
          </table:table-cell>
          <table:table-cell office:value-type="string">
            <text:p>Deconfigure</text:p>
          </table:table-cell>
          <table:table-cell table:number-columns-repeated="5"/>
          <table:table-cell table:number-columns-repeated="2" office:value-type="string">
            <text:p>Configure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* Remove Configuration</text:p>
          </table:table-cell>
          <table:table-cell office:value-type="string">
            <text:p>Deconfiguring</text:p>
          </table:table-cell>
          <table:table-cell office:value-type="string">
            <text:p>Not Installed</text:p>
          </table:table-cell>
          <table:table-cell table:number-columns-repeated="6"/>
        </table:table-row>
        <table:table-row table:style-name="ro4">
          <table:table-cell table:number-columns-repeated="8"/>
          <table:table-cell office:value-type="string">
            <text:p>Deconfigure</text:p>
          </table:table-cell>
          <table:table-cell office:value-type="string">
            <text:p>Deconfigure</text:p>
          </table:table-cell>
          <table:table-cell office:value-type="string">
            <text:p>(to be removed)</text:p>
          </table:table-cell>
        </table:table-row>
        <table:table-row table:style-name="ro4">
          <table:table-cell/>
          <table:table-cell office:value-type="string">
            <text:p>Conf-Files</text:p>
          </table:table-cell>
          <table:table-cell office:value-type="string">
            <text:p>Purge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* Remove Configuration</text:p>
          </table:table-cell>
          <table:table-cell office:value-type="string">
            <text:p>Deconfiguring</text:p>
          </table:table-cell>
          <table:table-cell office:value-type="string">
            <text:p>Not Installed</text:p>
          </table:table-cell>
          <table:table-cell table:number-columns-repeated="3"/>
          <table:table-cell table:number-columns-repeated="2" office:value-type="string">
            <text:p>Remove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3">
          <table:table-cell table:number-columns-repeated="8"/>
          <table:table-cell office:value-type="string">
            <text:p>Purge</text:p>
          </table:table-cell>
          <table:table-cell office:value-type="string">
            <text:p>Remove</text:p>
          </table:table-cell>
          <table:table-cell/>
        </table:table-row>
        <table:table-row table:style-name="ro4">
          <table:table-cell table:number-columns-repeated="9"/>
          <table:table-cell office:value-type="string">
            <text:p>Deconfigure</text:p>
          </table:table-cell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3">
          <table:table-cell/>
          <table:table-cell table:style-name="ce3" office:value-type="string">
            <text:p>Action</text:p>
          </table:table-cell>
          <table:table-cell table:style-name="ce3" office:value-type="string">
            <text:p>Converted To</text:p>
          </table:table-cell>
          <table:table-cell table:style-name="ce3" office:value-type="string">
            <text:p>Start State</text:p>
          </table:table-cell>
          <table:table-cell table:style-name="ce3" office:value-type="string">
            <text:p>Normal Process</text:p>
          </table:table-cell>
          <table:table-cell table:style-name="ce3" office:value-type="string">
            <text:p>Normal Process Failed</text:p>
          </table:table-cell>
          <table:table-cell table:style-name="ce3" office:value-type="string">
            <text:p>2nd Level Failure</text:p>
          </table:table-cell>
          <table:table-cell table:style-name="ce9" office:value-type="string" table:number-columns-spanned="3" table:number-rows-spanned="1">
            <text:p>Intermediate/Ending States</text:p>
          </table:table-cell>
          <table:covered-table-cell table:number-columns-repeated="2" table:style-name="ce4"/>
          <table:table-cell/>
        </table:table-row>
        <table:table-row table:style-name="ro3">
          <table:table-cell/>
          <table:table-cell table:style-name="ce4" table:number-columns-repeated="6"/>
          <table:table-cell table:style-name="ce3" office:value-type="string">
            <text:p>Intermediate</text:p>
          </table:table-cell>
          <table:table-cell table:style-name="ce3" office:value-type="string">
            <text:p>Success</text:p>
          </table:table-cell>
          <table:table-cell table:style-name="ce3" office:value-type="string">
            <text:p>Failure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string">
            <text:p>Install</text:p>
          </table:table-cell>
          <table:table-cell office:value-type="string">
            <text:p>Unpack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Configure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4">
          <table:table-cell/>
          <table:table-cell office:value-type="string">
            <text:p>Unpack</text:p>
          </table:table-cell>
          <table:table-cell/>
          <table:table-cell office:value-type="string">
            <text:p>Not-Installed</text:p>
          </table:table-cell>
          <table:table-cell office:value-type="string">
            <text:p>new/preinst install</text:p>
          </table:table-cell>
          <table:table-cell table:number-columns-repeated="2"/>
          <table:table-cell table:number-columns-repeated="3"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new/postrm abort-install</text:p>
          </table:table-cell>
          <table:table-cell/>
          <table:table-cell office:value-type="string">
            <text:p>Half-Installed</text:p>
          </table:table-cell>
          <table:table-cell office:value-type="string">
            <text:p>Not-Installed</text:p>
          </table:table-cell>
          <table:table-cell office:value-type="string">
            <text:p>Half-Installed</text:p>
          </table:table-cell>
          <table:table-cell/>
        </table:table-row>
        <table:table-row table:style-name="ro3">
          <table:table-cell table:number-columns-repeated="5"/>
          <table:table-cell office:value-type="string">
            <text:p>end process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4"/>
          <table:table-cell office:value-type="string">
            <text:p>extract files</text:p>
          </table:table-cell>
          <table:table-cell table:style-name="ce8" office:value-type="string">
            <text:p>[on exception]</text:p>
          </table:table-cell>
          <table:table-cell/>
          <table:table-cell office:value-type="string">
            <text:p>Half-Installed</text:p>
          </table:table-cell>
          <table:table-cell office:value-type="string">
            <text:p>Unpacked</text:p>
          </table:table-cell>
          <table:table-cell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new/postrm abort-install</text:p>
          </table:table-cell>
          <table:table-cell/>
          <table:table-cell office:value-type="string">
            <text:p>Half-Installed</text:p>
          </table:table-cell>
          <table:table-cell office:value-type="string">
            <text:p>Not-Installed</text:p>
          </table:table-cell>
          <table:table-cell office:value-type="string">
            <text:p>Half-Installed</text:p>
          </table:table-cell>
          <table:table-cell/>
        </table:table-row>
        <table:table-row table:style-name="ro3">
          <table:table-cell table:number-columns-repeated="5"/>
          <table:table-cell office:value-type="string">
            <text:p>end process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end process</text:p>
          </table:table-cell>
          <table:table-cell table:number-columns-repeated="6"/>
        </table:table-row>
        <table:table-row table:style-name="ro3" table:number-rows-repeated="2">
          <table:table-cell table:number-columns-repeated="11"/>
        </table:table-row>
        <table:table-row table:style-name="ro4">
          <table:table-cell table:number-columns-repeated="3"/>
          <table:table-cell office:value-type="string">
            <text:p>Conf-Files</text:p>
          </table:table-cell>
          <table:table-cell office:value-type="string">
            <text:p>new/preinst install &lt;old-version&gt;</text:p>
          </table:table-cell>
          <table:table-cell table:number-columns-repeated="2"/>
          <table:table-cell table:number-columns-repeated="3"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new/postrm abort-install &lt;old-version&gt;</text:p>
          </table:table-cell>
          <table:table-cell/>
          <table:table-cell office:value-type="string">
            <text:p>Half-Installed</text:p>
          </table:table-cell>
          <table:table-cell office:value-type="string">
            <text:p>Conf-Files</text:p>
          </table:table-cell>
          <table:table-cell office:value-type="string">
            <text:p>Half-Installed</text:p>
          </table:table-cell>
          <table:table-cell/>
        </table:table-row>
        <table:table-row table:style-name="ro3">
          <table:table-cell table:number-columns-repeated="5"/>
          <table:table-cell office:value-type="string">
            <text:p>end process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4"/>
          <table:table-cell office:value-type="string">
            <text:p>extract files</text:p>
          </table:table-cell>
          <table:table-cell table:style-name="ce8" office:value-type="string">
            <text:p>[on exception]</text:p>
          </table:table-cell>
          <table:table-cell/>
          <table:table-cell office:value-type="string">
            <text:p>Half-Installed</text:p>
          </table:table-cell>
          <table:table-cell office:value-type="string">
            <text:p>Unpacked</text:p>
          </table:table-cell>
          <table:table-cell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new/postrm abort-install &lt;old-version&gt;</text:p>
          </table:table-cell>
          <table:table-cell/>
          <table:table-cell office:value-type="string">
            <text:p>Half-Installed</text:p>
          </table:table-cell>
          <table:table-cell office:value-type="string">
            <text:p>Conf-Files</text:p>
          </table:table-cell>
          <table:table-cell office:value-type="string">
            <text:p>Half-Installed</text:p>
          </table:table-cell>
          <table:table-cell/>
        </table:table-row>
        <table:table-row table:style-name="ro3">
          <table:table-cell table:number-columns-repeated="5"/>
          <table:table-cell office:value-type="string">
            <text:p>end process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4"/>
          <table:table-cell office:value-type="string">
            <text:p>end process</text:p>
          </table:table-cell>
          <table:table-cell table:number-columns-repeated="6"/>
        </table:table-row>
        <table:table-row table:style-name="ro3" table:number-rows-repeated="2">
          <table:table-cell table:number-columns-repeated="11"/>
        </table:table-row>
        <table:table-row table:style-name="ro4">
          <table:table-cell table:number-columns-repeated="3"/>
          <table:table-cell table:style-name="ce5" office:value-type="string">
            <text:p>Unpacked</text:p>
          </table:table-cell>
          <table:table-cell office:value-type="string">
            <text:p>new/preinst upgrade &lt;old-version&gt;</text:p>
          </table:table-cell>
          <table:table-cell table:number-columns-repeated="2"/>
          <table:table-cell table:number-columns-repeated="3"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new/postrm abort-upgrade &lt;old-version&gt;</text:p>
          </table:table-cell>
          <table:table-cell/>
          <table:table-cell office:value-type="string">
            <text:p>Half-Installed</text:p>
          </table:table-cell>
          <table:table-cell office:value-type="string">
            <text:p>Unpacked</text:p>
          </table:table-cell>
          <table:table-cell office:value-type="string">
            <text:p>Half-Installed</text:p>
          </table:table-cell>
          <table:table-cell/>
        </table:table-row>
        <table:table-row table:style-name="ro4">
          <table:table-cell table:number-columns-repeated="6"/>
          <table:table-cell office:value-type="string">
            <text:p>old/postinst abort-upgrade &lt;new-version&gt;</text:p>
          </table:table-cell>
          <table:table-cell office:value-type="string">
            <text:p>Unpacked</text:p>
          </table:table-cell>
          <table:table-cell table:style-name="ce11" office:value-type="string">
            <text:p>Installed</text:p>
          </table:table-cell>
          <table:table-cell office:value-type="string">
            <text:p>Unpacked</text:p>
          </table:table-cell>
          <table:table-cell/>
        </table:table-row>
        <table:table-row table:style-name="ro3">
          <table:table-cell table:number-columns-repeated="6"/>
          <table:table-cell office:value-type="string">
            <text:p>end process</text:p>
          </table:table-cell>
          <table:table-cell table:number-columns-repeated="4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office:value-type="string">
            <text:p>end process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4"/>
          <table:table-cell office:value-type="string">
            <text:p>extract files</text:p>
          </table:table-cell>
          <table:table-cell table:style-name="ce8" office:value-type="string">
            <text:p>[on exception]</text:p>
          </table:table-cell>
          <table:table-cell/>
          <table:table-cell table:number-columns-repeated="3"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old/postinst abort-upgrade &lt;new-version&gt;</text:p>
          </table:table-cell>
          <table:table-cell/>
          <table:table-cell table:number-columns-repeated="3"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new/postrm abort-upgrade &lt;old-version&gt;</text:p>
          </table:table-cell>
          <table:table-cell/>
          <table:table-cell table:number-columns-repeated="3"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old/postinst abort-upgrade &lt;new-version&gt;</text:p>
          </table:table-cell>
          <table:table-cell/>
          <table:table-cell office:value-type="string">
            <text:p>Half-Installed</text:p>
          </table:table-cell>
          <table:table-cell table:style-name="ce11" office:value-type="string">
            <text:p>Unpacked</text:p>
          </table:table-cell>
          <table:table-cell office:value-type="string">
            <text:p>Unpacked</text:p>
          </table:table-cell>
          <table:table-cell/>
        </table:table-row>
        <table:table-row table:style-name="ro3">
          <table:table-cell table:number-columns-repeated="5"/>
          <table:table-cell office:value-type="string">
            <text:p>end process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4">
          <table:table-cell table:number-columns-repeated="4"/>
          <table:table-cell office:value-type="string">
            <text:p>old/postrm upgrade &lt;new-version&gt;</text:p>
          </table:table-cell>
          <table:table-cell table:number-columns-repeated="2"/>
          <table:table-cell office:value-type="string">
            <text:p>Half-Installed</text:p>
          </table:table-cell>
          <table:table-cell office:value-type="string">
            <text:p>Upgrading</text:p>
          </table:table-cell>
          <table:table-cell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new/postrm failed-upgrade &lt;old-version&gt;</text:p>
          </table:table-cell>
          <table:table-cell/>
          <table:table-cell office:value-type="string">
            <text:p>Half-Installed</text:p>
          </table:table-cell>
          <table:table-cell office:value-type="string">
            <text:p>Upgrading</text:p>
          </table:table-cell>
          <table:table-cell office:value-type="string">
            <text:p>Half-Installed</text:p>
          </table:table-cell>
          <table:table-cell/>
        </table:table-row>
        <table:table-row table:style-name="ro4">
          <table:table-cell table:number-columns-repeated="6"/>
          <table:table-cell office:value-type="string">
            <text:p>old/postinst abort-upgrade &lt;new-version&gt;</text:p>
          </table:table-cell>
          <table:table-cell table:number-columns-repeated="3" office:value-type="string">
            <text:p>Half-Installed</text:p>
          </table:table-cell>
          <table:table-cell/>
        </table:table-row>
        <table:table-row table:style-name="ro4">
          <table:table-cell table:number-columns-repeated="6"/>
          <table:table-cell office:value-type="string">
            <text:p>new/postrm abort-upgrade &lt;old-version&gt;</text:p>
          </table:table-cell>
          <table:table-cell table:number-columns-repeated="3" office:value-type="string">
            <text:p>Half-Installed</text:p>
          </table:table-cell>
          <table:table-cell/>
        </table:table-row>
        <table:table-row table:style-name="ro4">
          <table:table-cell table:number-columns-repeated="6"/>
          <table:table-cell office:value-type="string">
            <text:p>old/postinst abort-upgrade &lt;new-version&gt;</text:p>
          </table:table-cell>
          <table:table-cell office:value-type="string">
            <text:p>Half-Installed</text:p>
          </table:table-cell>
          <table:table-cell table:style-name="ce11" office:value-type="string">
            <text:p>Unpacked</text:p>
          </table:table-cell>
          <table:table-cell office:value-type="string">
            <text:p>Unpacked</text:p>
          </table:table-cell>
          <table:table-cell/>
        </table:table-row>
        <table:table-row table:style-name="ro3">
          <table:table-cell table:number-columns-repeated="6"/>
          <table:table-cell office:value-type="string">
            <text:p>end process</text:p>
          </table:table-cell>
          <table:table-cell table:number-columns-repeated="4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office:value-type="string">
            <text:p>proceed with upgrade (back to Normal Process)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4"/>
          <table:table-cell office:value-type="string">
            <text:p>remove old files</text:p>
          </table:table-cell>
          <table:table-cell table:style-name="ce8" office:value-type="string">
            <text:p>[on exception]</text:p>
          </table:table-cell>
          <table:table-cell/>
          <table:table-cell office:value-type="string">
            <text:p>Half-Installed</text:p>
          </table:table-cell>
          <table:table-cell office:value-type="string">
            <text:p>Unpacked</text:p>
          </table:table-cell>
          <table:table-cell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old/postinst abort-upgrade &lt;new-version&gt;</text:p>
          </table:table-cell>
          <table:table-cell/>
          <table:table-cell table:number-columns-repeated="3"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new/postrm abort-upgrade &lt;old-version&gt;</text:p>
          </table:table-cell>
          <table:table-cell/>
          <table:table-cell table:number-columns-repeated="3"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old/postinst abort-upgrade &lt;new-version&gt;</text:p>
          </table:table-cell>
          <table:table-cell/>
          <table:table-cell office:value-type="string">
            <text:p>Half-Installed</text:p>
          </table:table-cell>
          <table:table-cell table:style-name="ce11" office:value-type="string">
            <text:p>Unpacked</text:p>
          </table:table-cell>
          <table:table-cell office:value-type="string">
            <text:p>Unpacked</text:p>
          </table:table-cell>
          <table:table-cell/>
        </table:table-row>
        <table:table-row table:style-name="ro3">
          <table:table-cell table:number-columns-repeated="5"/>
          <table:table-cell office:value-type="string">
            <text:p>end process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4">
          <table:table-cell table:number-columns-repeated="4"/>
          <table:table-cell table:style-name="ce6" office:value-type="string">
            <text:p>current/postrm disappear &lt;overwriter&gt; &lt;overwriter-version&gt;</text:p>
          </table:table-cell>
          <table:table-cell/>
          <table:table-cell office:value-type="string">
            <text:p>(if I understand the sentence properly this happens ONLY if ALL the files of that other package were overwritten with a new package)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7" office:value-type="string">
            <text:p>[if overwritten files]</text:p>
          </table:table-cell>
          <table:table-cell table:number-columns-repeated="2"/>
          <table:table-cell office:value-type="string">
            <text:p>Half-Removed</text:p>
          </table:table-cell>
          <table:table-cell office:value-type="string">
            <text:p>Not-Installed</text:p>
          </table:table-cell>
          <table:table-cell office:value-type="string">
            <text:p>Half-Removed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3">
          <table:table-cell table:number-columns-repeated="4"/>
          <table:table-cell office:value-type="string">
            <text:p>end process</text:p>
          </table:table-cell>
          <table:table-cell table:number-columns-repeated="6"/>
        </table:table-row>
        <table:table-row table:style-name="ro3" table:number-rows-repeated="2">
          <table:table-cell table:number-columns-repeated="11"/>
        </table:table-row>
        <table:table-row table:style-name="ro4">
          <table:table-cell table:number-columns-repeated="3"/>
          <table:table-cell office:value-type="string">
            <text:p>Installed</text:p>
          </table:table-cell>
          <table:table-cell office:value-type="string">
            <text:p>new/prerm upgrade &lt;new-version&gt;</text:p>
          </table:table-cell>
          <table:table-cell table:number-columns-repeated="2"/>
          <table:table-cell table:number-columns-repeated="3" office:value-type="string">
            <text:p>Half-Installed</text:p>
          </table:table-cell>
          <table:table-cell/>
        </table:table-row>
        <table:table-row table:style-name="ro4">
          <table:table-cell table:number-columns-repeated="4"/>
          <table:table-cell table:style-name="ce7"/>
          <table:table-cell office:value-type="string">
            <text:p>old/prerm failed-upgrade &lt;old-version&gt;</text:p>
          </table:table-cell>
          <table:table-cell/>
          <table:table-cell table:number-columns-repeated="3" office:value-type="string">
            <text:p>Half-Installed</text:p>
          </table:table-cell>
          <table:table-cell/>
        </table:table-row>
        <table:table-row table:style-name="ro4">
          <table:table-cell table:number-columns-repeated="6"/>
          <table:table-cell office:value-type="string">
            <text:p>new/postinst abort-upgrade &lt;new-version&gt;</text:p>
          </table:table-cell>
          <table:table-cell office:value-type="string">
            <text:p>Half-Configured</text:p>
          </table:table-cell>
          <table:table-cell office:value-type="string">
            <text:p>Installed</text:p>
          </table:table-cell>
          <table:table-cell office:value-type="string">
            <text:p>Half-Configured</text:p>
          </table:table-cell>
          <table:table-cell/>
        </table:table-row>
        <table:table-row table:style-name="ro3">
          <table:table-cell table:number-columns-repeated="6"/>
          <table:table-cell office:value-type="string">
            <text:p>end process</text:p>
          </table:table-cell>
          <table:table-cell table:number-columns-repeated="4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office:value-type="string">
            <text:p>proceed with upgrade (back to Normal Process)</text:p>
          </table:table-cell>
          <table:table-cell/>
          <table:table-cell table:number-columns-repeated="3" table:style-name="ce10" office:value-type="string">
            <text:p>-</text:p>
          </table:table-cell>
          <table:table-cell/>
        </table:table-row>
        <table:table-row table:style-name="ro4">
          <table:table-cell table:number-columns-repeated="4"/>
          <table:table-cell office:value-type="string">
            <text:p>new/preinst upgrade &lt;old-version&gt;</text:p>
          </table:table-cell>
          <table:table-cell table:number-columns-repeated="2"/>
          <table:table-cell table:number-columns-repeated="3"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new/postrm abort-upgrade &lt;old-version&gt;</text:p>
          </table:table-cell>
          <table:table-cell/>
          <table:table-cell office:value-type="string">
            <text:p>Half-Installed</text:p>
          </table:table-cell>
          <table:table-cell office:value-type="string">
            <text:p>Unpacked</text:p>
          </table:table-cell>
          <table:table-cell office:value-type="string">
            <text:p>Half-Installed</text:p>
          </table:table-cell>
          <table:table-cell/>
        </table:table-row>
        <table:table-row table:style-name="ro4">
          <table:table-cell table:number-columns-repeated="6"/>
          <table:table-cell office:value-type="string">
            <text:p>old/postinst abort-upgrade &lt;new-version&gt;</text:p>
          </table:table-cell>
          <table:table-cell office:value-type="string">
            <text:p>Unpacked</text:p>
          </table:table-cell>
          <table:table-cell office:value-type="string">
            <text:p>Installed</text:p>
          </table:table-cell>
          <table:table-cell office:value-type="string">
            <text:p>Unpacked</text:p>
          </table:table-cell>
          <table:table-cell/>
        </table:table-row>
        <table:table-row table:style-name="ro3">
          <table:table-cell table:number-columns-repeated="6"/>
          <table:table-cell office:value-type="string">
            <text:p>end process</text:p>
          </table:table-cell>
          <table:table-cell table:number-columns-repeated="4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office:value-type="string">
            <text:p>end process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4"/>
          <table:table-cell office:value-type="string">
            <text:p>extract files</text:p>
          </table:table-cell>
          <table:table-cell table:style-name="ce8" office:value-type="string">
            <text:p>[on exception]</text:p>
          </table:table-cell>
          <table:table-cell/>
          <table:table-cell office:value-type="string">
            <text:p>Half-Installed</text:p>
          </table:table-cell>
          <table:table-cell office:value-type="string">
            <text:p>Upgrading</text:p>
          </table:table-cell>
          <table:table-cell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old/postinst abort-upgrade &lt;new-version&gt;</text:p>
          </table:table-cell>
          <table:table-cell/>
          <table:table-cell table:number-columns-repeated="3"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new/postrm abort-upgrade &lt;old-version&gt;</text:p>
          </table:table-cell>
          <table:table-cell/>
          <table:table-cell table:number-columns-repeated="3"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old/postinst abort-upgrade &lt;new-version&gt;</text:p>
          </table:table-cell>
          <table:table-cell/>
          <table:table-cell office:value-type="string">
            <text:p>Half-Installed</text:p>
          </table:table-cell>
          <table:table-cell office:value-type="string">
            <text:p>Installed</text:p>
          </table:table-cell>
          <table:table-cell office:value-type="string">
            <text:p>Unpacked</text:p>
          </table:table-cell>
          <table:table-cell/>
        </table:table-row>
        <table:table-row table:style-name="ro3">
          <table:table-cell table:number-columns-repeated="5"/>
          <table:table-cell office:value-type="string">
            <text:p>end process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4">
          <table:table-cell table:number-columns-repeated="4"/>
          <table:table-cell office:value-type="string">
            <text:p>old/postrm upgrade &lt;new-version&gt;</text:p>
          </table:table-cell>
          <table:table-cell table:number-columns-repeated="2"/>
          <table:table-cell office:value-type="string">
            <text:p>Half-Installed</text:p>
          </table:table-cell>
          <table:table-cell office:value-type="string">
            <text:p>Upgrading</text:p>
          </table:table-cell>
          <table:table-cell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new/postrm failed-upgrade &lt;old-version&gt;</text:p>
          </table:table-cell>
          <table:table-cell/>
          <table:table-cell office:value-type="string">
            <text:p>Half-Installed</text:p>
          </table:table-cell>
          <table:table-cell office:value-type="string">
            <text:p>Upgrading</text:p>
          </table:table-cell>
          <table:table-cell office:value-type="string">
            <text:p>Half-Installed</text:p>
          </table:table-cell>
          <table:table-cell/>
        </table:table-row>
        <table:table-row table:style-name="ro4">
          <table:table-cell table:number-columns-repeated="6"/>
          <table:table-cell office:value-type="string">
            <text:p>old/postinst abort-upgrade &lt;new-version&gt;</text:p>
          </table:table-cell>
          <table:table-cell table:number-columns-repeated="3" office:value-type="string">
            <text:p>Half-Installed</text:p>
          </table:table-cell>
          <table:table-cell/>
        </table:table-row>
        <table:table-row table:style-name="ro4">
          <table:table-cell table:number-columns-repeated="6"/>
          <table:table-cell office:value-type="string">
            <text:p>new/postrm abort-upgrade &lt;old-version&gt;</text:p>
          </table:table-cell>
          <table:table-cell table:number-columns-repeated="3" office:value-type="string">
            <text:p>Half-Installed</text:p>
          </table:table-cell>
          <table:table-cell/>
        </table:table-row>
        <table:table-row table:style-name="ro4">
          <table:table-cell table:number-columns-repeated="6"/>
          <table:table-cell office:value-type="string">
            <text:p>old/postinst abort-upgrade &lt;new-version&gt;</text:p>
          </table:table-cell>
          <table:table-cell office:value-type="string">
            <text:p>Half-Installed</text:p>
          </table:table-cell>
          <table:table-cell table:style-name="ce11" office:value-type="string">
            <text:p>Installed</text:p>
          </table:table-cell>
          <table:table-cell office:value-type="string">
            <text:p>Unpacked</text:p>
          </table:table-cell>
          <table:table-cell/>
        </table:table-row>
        <table:table-row table:style-name="ro3">
          <table:table-cell table:number-columns-repeated="6"/>
          <table:table-cell office:value-type="string">
            <text:p>end process</text:p>
          </table:table-cell>
          <table:table-cell table:number-columns-repeated="4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office:value-type="string">
            <text:p>proceed with upgrade (back to Normal Process)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4"/>
          <table:table-cell office:value-type="string">
            <text:p>remove old files</text:p>
          </table:table-cell>
          <table:table-cell table:style-name="ce7" office:value-type="string">
            <text:p>[on exceptions]</text:p>
          </table:table-cell>
          <table:table-cell/>
          <table:table-cell office:value-type="string">
            <text:p>Half-Installed</text:p>
          </table:table-cell>
          <table:table-cell office:value-type="string">
            <text:p>Unpacked</text:p>
          </table:table-cell>
          <table:table-cell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old/postinst abort-upgrade &lt;new-version&gt;</text:p>
          </table:table-cell>
          <table:table-cell/>
          <table:table-cell table:number-columns-repeated="3"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new/postrm abort-upgrade &lt;old-version&gt;</text:p>
          </table:table-cell>
          <table:table-cell/>
          <table:table-cell table:number-columns-repeated="3"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old/postinst abort-upgrade &lt;new-version&gt;</text:p>
          </table:table-cell>
          <table:table-cell/>
          <table:table-cell office:value-type="string">
            <text:p>Half-Installed</text:p>
          </table:table-cell>
          <table:table-cell office:value-type="string">
            <text:p>Installed</text:p>
          </table:table-cell>
          <table:table-cell office:value-type="string">
            <text:p>Unpacked</text:p>
          </table:table-cell>
          <table:table-cell/>
        </table:table-row>
        <table:table-row table:style-name="ro3">
          <table:table-cell table:number-columns-repeated="5"/>
          <table:table-cell office:value-type="string">
            <text:p>end process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4">
          <table:table-cell table:number-columns-repeated="4"/>
          <table:table-cell table:style-name="ce6" office:value-type="string">
            <text:p>current/postrm disappear &lt;overwriter&gt; &lt;overwriter-version&gt;</text:p>
          </table:table-cell>
          <table:table-cell/>
          <table:table-cell office:value-type="string">
            <text:p>(if I understand the sentence properly this happens ONLY if ALL the files of that other package were overwritten with a new package)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7" office:value-type="string">
            <text:p>[if overwritten files]</text:p>
          </table:table-cell>
          <table:table-cell table:number-columns-repeated="2"/>
          <table:table-cell office:value-type="string">
            <text:p>Half-Removed</text:p>
          </table:table-cell>
          <table:table-cell office:value-type="string">
            <text:p>Not-Installed</text:p>
          </table:table-cell>
          <table:table-cell office:value-type="string">
            <text:p>Half-Removed</text:p>
          </table:table-cell>
          <table:table-cell/>
        </table:table-row>
        <table:table-row table:style-name="ro3">
          <table:table-cell table:number-columns-repeated="4"/>
          <table:table-cell table:style-name="ce5"/>
          <table:table-cell table:number-columns-repeated="6"/>
        </table:table-row>
        <table:table-row table:style-name="ro3">
          <table:table-cell table:number-columns-repeated="4"/>
          <table:table-cell table:style-name="ce5" office:value-type="string">
            <text:p>end process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string">
            <text:p>Configure</text:p>
          </table:table-cell>
          <table:table-cell/>
          <table:table-cell office:value-type="string">
            <text:p>Unpacked</text:p>
          </table:table-cell>
          <table:table-cell office:value-type="string">
            <text:p>rename files as required</text:p>
          </table:table-cell>
          <table:table-cell table:style-name="ce8" office:value-type="string">
            <text:p>[on exception]</text:p>
          </table:table-cell>
          <table:table-cell/>
          <table:table-cell table:number-columns-repeated="3" office:value-type="string">
            <text:p>Half-Configur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new/postinst configure &lt;new-version&gt;</text:p>
          </table:table-cell>
          <table:table-cell/>
          <table:table-cell office:value-type="string">
            <text:p>Half-Configured</text:p>
          </table:table-cell>
          <table:table-cell office:value-type="string">
            <text:p>Installed</text:p>
          </table:table-cell>
          <table:table-cell office:value-type="string">
            <text:p>Half-Configured</text:p>
          </table:table-cell>
          <table:table-cell/>
        </table:table-row>
        <table:table-row table:style-name="ro3">
          <table:table-cell table:number-columns-repeated="5"/>
          <table:table-cell office:value-type="string">
            <text:p>end process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end process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string">
            <text:p>Purge</text:p>
          </table:table-cell>
          <table:table-cell office:value-type="string">
            <text:p>Remove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Deconfigure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4">
          <table:table-cell/>
          <table:table-cell office:value-type="string">
            <text:p>Remove</text:p>
          </table:table-cell>
          <table:table-cell/>
          <table:table-cell office:value-type="string">
            <text:p>Unpacked</text:p>
          </table:table-cell>
          <table:table-cell office:value-type="string">
            <text:p>old/prerm remove</text:p>
          </table:table-cell>
          <table:table-cell table:number-columns-repeated="2"/>
          <table:table-cell table:number-columns-repeated="3"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old/postinst abort-remove</text:p>
          </table:table-cell>
          <table:table-cell/>
          <table:table-cell office:value-type="string">
            <text:p>Half-Installed</text:p>
          </table:table-cell>
          <table:table-cell office:value-type="string">
            <text:p>Unpacked</text:p>
          </table:table-cell>
          <table:table-cell office:value-type="string">
            <text:p>Half-Installed</text:p>
          </table:table-cell>
          <table:table-cell/>
        </table:table-row>
        <table:table-row table:style-name="ro3">
          <table:table-cell table:number-columns-repeated="5"/>
          <table:table-cell office:value-type="string">
            <text:p>end process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4"/>
          <table:table-cell office:value-type="string">
            <text:p>remove old files</text:p>
          </table:table-cell>
          <table:table-cell table:style-name="ce8" office:value-type="string">
            <text:p>[on exception]</text:p>
          </table:table-cell>
          <table:table-cell/>
          <table:table-cell office:value-type="string">
            <text:p>Removing</text:p>
          </table:table-cell>
          <table:table-cell table:number-columns-repeated="2"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old/postinst abort-remove</text:p>
          </table:table-cell>
          <table:table-cell/>
          <table:table-cell table:number-columns-repeated="3" office:value-type="string">
            <text:p>Half-Installed</text:p>
          </table:table-cell>
          <table:table-cell/>
        </table:table-row>
        <table:table-row table:style-name="ro3">
          <table:table-cell table:number-columns-repeated="5"/>
          <table:table-cell office:value-type="string">
            <text:p>end process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4">
          <table:table-cell table:number-columns-repeated="4"/>
          <table:table-cell office:value-type="string">
            <text:p>old/postrm remove</text:p>
          </table:table-cell>
          <table:table-cell table:style-name="ce8" office:value-type="string">
            <text:p>[on exception]</text:p>
          </table:table-cell>
          <table:table-cell/>
          <table:table-cell office:value-type="string">
            <text:p>Half-Installed</text:p>
          </table:table-cell>
          <table:table-cell office:value-type="string">
            <text:p>Not-Installed</text:p>
          </table:table-cell>
          <table:table-cell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old/postinst abort-remove</text:p>
          </table:table-cell>
          <table:table-cell/>
          <table:table-cell table:number-columns-repeated="3" office:value-type="string">
            <text:p>Half-Installed</text:p>
          </table:table-cell>
          <table:table-cell/>
        </table:table-row>
        <table:table-row table:style-name="ro3">
          <table:table-cell table:number-columns-repeated="5"/>
          <table:table-cell office:value-type="string">
            <text:p>end process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4"/>
          <table:table-cell office:value-type="string">
            <text:p>end process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4">
          <table:table-cell table:number-columns-repeated="3"/>
          <table:table-cell office:value-type="string">
            <text:p>Installed</text:p>
          </table:table-cell>
          <table:table-cell office:value-type="string">
            <text:p>old/prerm remove</text:p>
          </table:table-cell>
          <table:table-cell table:number-columns-repeated="2"/>
          <table:table-cell table:number-columns-repeated="3"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old/postinst abort-remove</text:p>
          </table:table-cell>
          <table:table-cell/>
          <table:table-cell office:value-type="string">
            <text:p>Half-Installed</text:p>
          </table:table-cell>
          <table:table-cell office:value-type="string">
            <text:p>Unpacked</text:p>
          </table:table-cell>
          <table:table-cell office:value-type="string">
            <text:p>Half-Installed</text:p>
          </table:table-cell>
          <table:table-cell/>
        </table:table-row>
        <table:table-row table:style-name="ro3">
          <table:table-cell table:number-columns-repeated="5"/>
          <table:table-cell office:value-type="string">
            <text:p>end process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4"/>
          <table:table-cell office:value-type="string">
            <text:p>remove old files</text:p>
          </table:table-cell>
          <table:table-cell table:style-name="ce8" office:value-type="string">
            <text:p>[on exception]</text:p>
          </table:table-cell>
          <table:table-cell/>
          <table:table-cell office:value-type="string">
            <text:p>Removing</text:p>
          </table:table-cell>
          <table:table-cell table:number-columns-repeated="2"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old/postinst abort-remove</text:p>
          </table:table-cell>
          <table:table-cell/>
          <table:table-cell table:number-columns-repeated="3" office:value-type="string">
            <text:p>Half-Installed</text:p>
          </table:table-cell>
          <table:table-cell/>
        </table:table-row>
        <table:table-row table:style-name="ro3">
          <table:table-cell table:number-columns-repeated="5"/>
          <table:table-cell office:value-type="string">
            <text:p>end process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4">
          <table:table-cell table:number-columns-repeated="4"/>
          <table:table-cell office:value-type="string">
            <text:p>old/postrm remove</text:p>
          </table:table-cell>
          <table:table-cell table:style-name="ce8" office:value-type="string">
            <text:p>[on exception]</text:p>
          </table:table-cell>
          <table:table-cell/>
          <table:table-cell office:value-type="string">
            <text:p>Half-Installed</text:p>
          </table:table-cell>
          <table:table-cell office:value-type="string">
            <text:p>Conf-Files</text:p>
          </table:table-cell>
          <table:table-cell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old/postinst abort-remove</text:p>
          </table:table-cell>
          <table:table-cell/>
          <table:table-cell table:number-columns-repeated="3" office:value-type="string">
            <text:p>Half-Installed</text:p>
          </table:table-cell>
          <table:table-cell/>
        </table:table-row>
        <table:table-row table:style-name="ro3">
          <table:table-cell table:number-columns-repeated="5"/>
          <table:table-cell office:value-type="string">
            <text:p>end process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4"/>
          <table:table-cell office:value-type="string">
            <text:p>end process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3"/>
          <table:table-cell office:value-type="string">
            <text:p>Half-Installed</text:p>
          </table:table-cell>
          <table:table-cell office:value-type="string">
            <text:p>(same as Installed)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3"/>
          <table:table-cell office:value-type="string">
            <text:p>Half-Configured</text:p>
          </table:table-cell>
          <table:table-cell office:value-type="string">
            <text:p>(same as Installed)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4">
          <table:table-cell/>
          <table:table-cell office:value-type="string">
            <text:p>Deconfigure</text:p>
          </table:table-cell>
          <table:table-cell/>
          <table:table-cell office:value-type="string">
            <text:p>Installed</text:p>
          </table:table-cell>
          <table:table-cell office:value-type="string">
            <text:p>old/prerm deconfigure</text:p>
          </table:table-cell>
          <table:table-cell/>
          <table:table-cell office:value-type="string">
            <text:p>(wpkg only)</text:p>
          </table:table-cell>
          <table:table-cell table:number-columns-repeated="3" office:value-type="string">
            <text:p>Half-Install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old/postinst abort-deconfigure</text:p>
          </table:table-cell>
          <table:table-cell/>
          <table:table-cell table:number-columns-repeated="3" office:value-type="string">
            <text:p>Half-Installed</text:p>
          </table:table-cell>
          <table:table-cell/>
        </table:table-row>
        <table:table-row table:style-name="ro3">
          <table:table-cell table:number-columns-repeated="5"/>
          <table:table-cell office:value-type="string">
            <text:p>end process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4"/>
          <table:table-cell office:value-type="string">
            <text:p>remove configuration files</text:p>
          </table:table-cell>
          <table:table-cell table:number-columns-repeated="2"/>
          <table:table-cell office:value-type="string">
            <text:p>Half-Configured</text:p>
          </table:table-cell>
          <table:table-cell table:number-columns-repeated="2" office:value-type="string">
            <text:p>Half-Installed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4">
          <table:table-cell table:number-columns-repeated="4"/>
          <table:table-cell office:value-type="string">
            <text:p>old/postrm deconfigure</text:p>
          </table:table-cell>
          <table:table-cell/>
          <table:table-cell office:value-type="string">
            <text:p>(wpkg only)</text:p>
          </table:table-cell>
          <table:table-cell office:value-type="string">
            <text:p>Half-Installed</text:p>
          </table:table-cell>
          <table:table-cell table:number-columns-repeated="2" office:value-type="string">
            <text:p>Unpacked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3">
          <table:table-cell table:number-columns-repeated="4"/>
          <table:table-cell office:value-type="string">
            <text:p>end process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4">
          <table:table-cell table:number-columns-repeated="3"/>
          <table:table-cell office:value-type="string">
            <text:p>Conf-Files</text:p>
          </table:table-cell>
          <table:table-cell office:value-type="string">
            <text:p>old/prerm deconfigure</text:p>
          </table:table-cell>
          <table:table-cell/>
          <table:table-cell office:value-type="string">
            <text:p>(wpkg only)</text:p>
          </table:table-cell>
          <table:table-cell table:number-columns-repeated="3" office:value-type="string">
            <text:p>Half-Configured</text:p>
          </table:table-cell>
          <table:table-cell/>
        </table:table-row>
        <table:table-row table:style-name="ro4">
          <table:table-cell table:number-columns-repeated="5"/>
          <table:table-cell office:value-type="string">
            <text:p>old/postinst abort-deconfigure</text:p>
          </table:table-cell>
          <table:table-cell/>
          <table:table-cell table:number-columns-repeated="3" office:value-type="string">
            <text:p>Half-Configured</text:p>
          </table:table-cell>
          <table:table-cell/>
        </table:table-row>
        <table:table-row table:style-name="ro3">
          <table:table-cell table:number-columns-repeated="5"/>
          <table:table-cell office:value-type="string">
            <text:p>end process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4"/>
          <table:table-cell office:value-type="string">
            <text:p>remove configuration files</text:p>
          </table:table-cell>
          <table:table-cell table:number-columns-repeated="2"/>
          <table:table-cell table:number-columns-repeated="3" office:value-type="string">
            <text:p>Half-Configured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4">
          <table:table-cell table:number-columns-repeated="4"/>
          <table:table-cell office:value-type="string">
            <text:p>old/postrm purge</text:p>
          </table:table-cell>
          <table:table-cell table:number-columns-repeated="2"/>
          <table:table-cell office:value-type="string">
            <text:p>Half-Configured</text:p>
          </table:table-cell>
          <table:table-cell table:number-columns-repeated="2" office:value-type="string">
            <text:p>Not-Installed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3">
          <table:table-cell table:number-columns-repeated="4"/>
          <table:table-cell office:value-type="string">
            <text:p>end process</text:p>
          </table:table-cell>
          <table:table-cell table:number-columns-repeated="6"/>
        </table:table-row>
        <table:table-row table:style-name="ro3" table:number-rows-repeated="1048416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Wilke</meta:initial-creator>
    <meta:creation-date>2013-04-06T00:27:14</meta:creation-date>
    <dc:date>2013-04-07T21:33:11</dc:date>
    <dc:creator>Alexis Wilke</dc:creator>
    <meta:editing-duration>PT8H1M12S</meta:editing-duration>
    <meta:editing-cycles>49</meta:editing-cycles>
    <meta:generator>LibreOffice/3.5$Linux_X86_64 LibreOffice_project/350m1$Build-2</meta:generator>
    <meta:document-statistic meta:table-count="3" meta:cell-count="491" meta:object-count="0"/>
  </office:meta>
</office:document-meta>
</file>